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6.499cm" table:align="margins"/>
    </style:style>
    <style:style style:name="Tabelle1.A" style:family="table-column">
      <style:table-column-properties style:column-width="7.5cm" style:rel-column-width="29789*"/>
    </style:style>
    <style:style style:name="Tabelle1.B" style:family="table-column">
      <style:table-column-properties style:column-width="3.5cm" style:rel-column-width="13900*"/>
    </style:style>
    <style:style style:name="Tabelle1.C" style:family="table-column">
      <style:table-column-properties style:column-width="2cm" style:rel-column-width="7944*"/>
    </style:style>
    <style:style style:name="Tabelle1.D" style:family="table-column">
      <style:table-column-properties style:column-width="3.5cm" style:rel-column-width="13902*"/>
    </style:style>
    <style:style style:name="Tabelle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D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4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5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6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7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8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9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10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11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12" style:family="table-cell" style:data-style-name="N2">
      <style:table-cell-properties fo:padding="0.097cm" fo:border-left="0.05pt solid #000000" fo:border-right="none" fo:border-top="1.5pt solid #000000" fo:border-bottom="0.05pt solid #000000"/>
    </style:style>
    <style:style style:name="Tabelle1.D12" style:family="table-cell">
      <style:table-cell-properties fo:background-color="#cccccc" fo:padding="0.097cm" fo:border-left="0.05pt solid #000000" fo:border-right="0.05pt solid #000000" fo:border-top="1.5pt solid #000000" fo:border-bottom="0.05pt solid #000000">
        <style:background-image/>
      </style:table-cell-properties>
    </style:style>
    <style:style style:name="Tabel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1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1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14" style:family="table-cell" style:data-style-name="N2">
      <style:table-cell-properties fo:padding="0.097cm" fo:border-left="0.05pt solid #000000" fo:border-right="none" fo:border-top="1.5pt solid #000000" fo:border-bottom="0.05pt solid #000000"/>
    </style:style>
    <style:style style:name="Tabelle1.D14" style:family="table-cell">
      <style:table-cell-properties fo:background-color="#cccccc" fo:padding="0.097cm" fo:border-left="0.05pt solid #000000" fo:border-right="0.05pt solid #000000" fo:border-top="1.5pt solid #000000" fo:border-bottom="0.05pt solid #000000">
        <style:background-image/>
      </style:table-cell-properties>
    </style:style>
    <style:style style:name="Tabel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15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le1.D1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16" style:family="table-cell" style:data-style-name="N4">
      <style:table-cell-properties fo:padding="0.097cm" fo:border-left="0.05pt solid #000000" fo:border-right="none" fo:border-top="1.5pt solid #000000" fo:border-bottom="0.05pt solid #000000"/>
    </style:style>
    <style:style style:name="Tabelle1.D16" style:family="table-cell">
      <style:table-cell-properties fo:background-color="#cccccc" fo:padding="0.097cm" fo:border-left="0.05pt solid #000000" fo:border-right="0.05pt solid #000000" fo:border-top="1.5pt solid #000000" fo:border-bottom="0.05pt solid #000000">
        <style:background-image/>
      </style:table-cell-properties>
    </style:style>
    <style:style style:name="P1" style:family="paragraph" style:parent-style-name="Frame_20_contents">
      <style:text-properties fo:font-size="8pt" officeooo:rsid="000b444d" officeooo:paragraph-rsid="000b444d" style:font-size-asian="8.39999961853027pt" style:font-size-complex="9.60000038146973pt"/>
    </style:style>
    <style:style style:name="P2" style:family="paragraph" style:parent-style-name="Frame_20_contents">
      <style:text-properties fo:font-size="8pt" officeooo:rsid="000b444d" officeooo:paragraph-rsid="000b444d" style:font-size-asian="8.39999961853027pt" style:font-size-complex="9.60000038146973pt" fo:padding="0.049cm" fo:border-left="none" fo:border-right="none" fo:border-top="0.06pt solid #000000" fo:border-bottom="none" style:shadow="none"/>
    </style:style>
    <style:style style:name="P3" style:family="paragraph" style:parent-style-name="Frame_20_contents">
      <style:text-properties fo:font-size="8pt" officeooo:rsid="000cfbf0" officeooo:paragraph-rsid="000cfbf0" style:font-size-asian="8.39999961853027pt" style:font-size-complex="9.60000038146973pt"/>
    </style:style>
    <style:style style:name="P4" style:family="paragraph" style:parent-style-name="Frame_20_contents">
      <style:text-properties fo:font-size="8pt" officeooo:rsid="000fa27b" officeooo:paragraph-rsid="000fa27b" fo:background-color="transparent" style:font-size-asian="8.39999961853027pt" style:font-size-complex="9.60000038146973pt" fo:padding="0cm" fo:border="none" style:shadow="none"/>
    </style:style>
    <style:style style:name="P5" style:family="paragraph" style:parent-style-name="Frame_20_contents">
      <style:paragraph-properties fo:line-height="150%"/>
      <style:text-properties fo:font-size="8pt" officeooo:rsid="000fa27b" officeooo:paragraph-rsid="000fa27b" fo:background-color="transparent" style:font-size-asian="8.39999961853027pt" style:font-size-complex="9.60000038146973pt" fo:padding="0cm" fo:border="none" style:shadow="none"/>
    </style:style>
    <style:style style:name="P6" style:family="paragraph" style:parent-style-name="Frame_20_contents">
      <style:paragraph-properties fo:line-height="150%"/>
      <style:text-properties fo:font-size="8pt" officeooo:rsid="000fa27b" officeooo:paragraph-rsid="001efd4a" fo:background-color="transparent" style:font-size-asian="8.39999961853027pt" style:font-size-complex="9.60000038146973pt" fo:padding="0cm" fo:border="none" style:shadow="none"/>
    </style:style>
    <style:style style:name="P7" style:family="paragraph" style:parent-style-name="Frame_20_contents">
      <style:text-properties fo:font-size="8pt" officeooo:rsid="00111035" officeooo:paragraph-rsid="00111035" fo:background-color="transparent" style:font-size-asian="8.39999961853027pt" style:font-size-complex="9.60000038146973pt" fo:padding="0cm" fo:border="none" style:shadow="none"/>
    </style:style>
    <style:style style:name="P8" style:family="paragraph" style:parent-style-name="Frame_20_contents">
      <style:text-properties fo:font-size="8pt" fo:font-weight="normal" officeooo:rsid="00111035" officeooo:paragraph-rsid="00111035" fo:background-color="transparent" style:font-size-asian="8.39999961853027pt" style:font-weight-asian="normal" style:font-size-complex="9.60000038146973pt" style:font-weight-complex="normal" fo:padding="0cm" fo:border="none" style:shadow="none"/>
    </style:style>
    <style:style style:name="P9" style:family="paragraph" style:parent-style-name="Frame_20_contents">
      <style:text-properties fo:font-size="8pt" fo:font-style="normal" style:text-underline-style="solid" style:text-underline-width="auto" style:text-underline-color="font-color" fo:font-weight="bold" officeooo:rsid="001998a5" officeooo:paragraph-rsid="001998a5" style:font-size-asian="8.39999961853027pt" style:font-style-asian="normal" style:font-weight-asian="bold" style:font-size-complex="9.60000038146973pt" style:font-style-complex="normal" style:font-weight-complex="bold"/>
    </style:style>
    <style:style style:name="P10" style:family="paragraph" style:parent-style-name="Frame_20_contents">
      <style:text-properties fo:font-size="8pt" fo:font-style="italic" style:text-underline-style="none" officeooo:rsid="000cfbf0" officeooo:paragraph-rsid="000cfbf0" style:font-size-asian="8.39999961853027pt" style:font-style-asian="italic" style:font-size-complex="9.60000038146973pt" style:font-style-complex="italic"/>
    </style:style>
    <style:style style:name="P11" style:family="paragraph" style:parent-style-name="Frame_20_contents">
      <style:text-properties fo:font-size="8pt" fo:font-style="italic" style:text-underline-style="none" fo:font-weight="bold" officeooo:rsid="000cfbf0" officeooo:paragraph-rsid="001998a5" style:font-size-asian="8.39999961853027pt" style:font-style-asian="italic" style:font-weight-asian="bold" style:font-size-complex="9.60000038146973pt" style:font-style-complex="italic" style:font-weight-complex="bold"/>
    </style:style>
    <style:style style:name="P12" style:family="paragraph" style:parent-style-name="Frame_20_contents">
      <style:text-properties fo:font-size="6pt" officeooo:rsid="000cfbf0" officeooo:paragraph-rsid="000cfbf0" style:font-size-asian="6.30000019073486pt" style:font-size-complex="7.19999980926514pt"/>
    </style:style>
    <style:style style:name="P13" style:family="paragraph" style:parent-style-name="Frame_20_contents">
      <style:text-properties fo:font-size="6pt" officeooo:rsid="000e0f63" officeooo:paragraph-rsid="000e0f63" fo:background-color="transparent" style:font-size-asian="6.30000019073486pt" style:font-size-complex="7.19999980926514pt" fo:padding="0cm" fo:border="none" style:shadow="none"/>
    </style:style>
    <style:style style:name="P14" style:family="paragraph" style:parent-style-name="Frame_20_contents">
      <style:text-properties fo:font-size="6pt" fo:font-weight="normal" officeooo:rsid="00111035" officeooo:paragraph-rsid="00111035" fo:background-color="transparent" style:font-size-asian="6.30000019073486pt" style:font-weight-asian="normal" style:font-size-complex="7.19999980926514pt" style:font-weight-complex="normal" fo:padding="0cm" fo:border="none" style:shadow="none"/>
    </style:style>
    <style:style style:name="P15" style:family="paragraph" style:parent-style-name="Frame_20_contents">
      <style:paragraph-properties fo:text-align="center" style:justify-single-word="false"/>
      <style:text-properties fo:font-size="6pt" officeooo:rsid="0017f72c" officeooo:paragraph-rsid="0017f72c" style:font-size-asian="6pt" style:font-size-complex="6pt" style:text-rotation-angle="90" style:text-rotation-scale="line-height"/>
    </style:style>
    <style:style style:name="P16" style:family="paragraph" style:parent-style-name="Frame_20_contents">
      <style:text-properties fo:font-size="10pt" officeooo:rsid="000b444d" officeooo:paragraph-rsid="000b444d" style:font-size-asian="10.5pt" style:font-size-complex="12pt"/>
    </style:style>
    <style:style style:name="P17" style:family="paragraph" style:parent-style-name="Frame_20_contents">
      <style:text-properties fo:font-size="10pt" officeooo:rsid="000cfbf0" officeooo:paragraph-rsid="000cfbf0" style:font-size-asian="10.5pt" style:font-size-complex="12pt"/>
    </style:style>
    <style:style style:name="P18" style:family="paragraph" style:parent-style-name="Frame_20_contents">
      <style:text-properties fo:font-size="10pt" officeooo:rsid="000cfbf0" officeooo:paragraph-rsid="001998a5" style:font-size-asian="10.5pt" style:font-size-complex="12pt"/>
    </style:style>
    <style:style style:name="P19" style:family="paragraph" style:parent-style-name="Frame_20_contents">
      <style:text-properties fo:font-size="10pt" officeooo:rsid="000e0f63" officeooo:paragraph-rsid="000e0f63" fo:background-color="transparent" style:font-size-asian="10pt" style:font-size-complex="10pt" fo:padding="0cm" fo:border="none" style:shadow="none"/>
    </style:style>
    <style:style style:name="P20" style:family="paragraph" style:parent-style-name="Frame_20_contents">
      <style:text-properties fo:font-size="10pt" officeooo:rsid="000fa27b" officeooo:paragraph-rsid="000fa27b" fo:background-color="transparent" style:font-size-asian="10pt" style:font-size-complex="10pt" fo:padding="0cm" fo:border="none" style:shadow="none"/>
    </style:style>
    <style:style style:name="P21" style:family="paragraph" style:parent-style-name="Frame_20_contents">
      <style:text-properties fo:font-size="10pt" fo:font-weight="normal" officeooo:rsid="00111035" officeooo:paragraph-rsid="00111035" fo:background-color="transparent" style:font-size-asian="10.5pt" style:font-weight-asian="normal" style:font-size-complex="12pt" style:font-weight-complex="normal" fo:padding="0cm" fo:border="none" style:shadow="none"/>
    </style:style>
    <style:style style:name="P22" style:family="paragraph" style:parent-style-name="Frame_20_contents">
      <style:text-properties fo:font-size="11pt" officeooo:rsid="000b444d" officeooo:paragraph-rsid="000b444d" style:font-size-asian="11pt" style:font-size-complex="11pt"/>
    </style:style>
    <style:style style:name="P23" style:family="paragraph" style:parent-style-name="Frame_20_contents">
      <style:text-properties fo:font-size="11pt" officeooo:rsid="000cfbf0" officeooo:paragraph-rsid="000cfbf0" style:font-size-asian="11pt" style:font-size-complex="11pt"/>
    </style:style>
    <style:style style:name="P24" style:family="paragraph" style:parent-style-name="Frame_20_contents">
      <style:text-properties fo:font-size="11pt" fo:font-weight="bold" officeooo:rsid="000cfbf0" officeooo:paragraph-rsid="000cfbf0" style:font-size-asian="11pt" style:font-weight-asian="bold" style:font-size-complex="11pt" style:font-weight-complex="bold"/>
    </style:style>
    <style:style style:name="P25" style:family="paragraph" style:parent-style-name="Frame_20_contents">
      <style:text-properties fo:font-size="2pt" officeooo:rsid="000b444d" officeooo:paragraph-rsid="000b444d" style:font-size-asian="2.09999990463257pt" style:font-size-complex="2.40000009536743pt"/>
    </style:style>
    <style:style style:name="P26" style:family="paragraph" style:parent-style-name="Frame_20_contents">
      <style:text-properties style:font-name="Arial1" fo:font-size="8pt" officeooo:rsid="000fa27b" officeooo:paragraph-rsid="000fa27b" fo:background-color="transparent" style:font-name-asian="Arial" style:font-size-asian="8.39999961853027pt" style:font-name-complex="Arial" style:font-size-complex="9.60000038146973pt" fo:padding="0cm" fo:border="none" style:shadow="none"/>
    </style:style>
    <style:style style:name="P27" style:family="paragraph" style:parent-style-name="Frame_20_contents">
      <style:text-properties fo:font-size="3pt" fo:font-weight="bold" officeooo:rsid="00111035" officeooo:paragraph-rsid="00111035" fo:background-color="transparent" style:font-size-asian="3.15000009536743pt" style:font-weight-asian="bold" style:font-size-complex="3.59999990463257pt" style:font-weight-complex="bold" fo:padding="0cm" fo:border="none" style:shadow="none"/>
    </style:style>
    <style:style style:name="P28" style:family="paragraph" style:parent-style-name="Table_20_Contents">
      <style:text-properties fo:font-size="8pt" style:font-size-asian="8.39999961853027pt" style:font-size-complex="9.60000038146973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13c7fb" officeooo:paragraph-rsid="0013c7fb" style:font-size-asian="8.39999961853027pt" style:font-size-complex="9.60000038146973pt"/>
    </style:style>
    <style:style style:name="P30" style:family="paragraph" style:parent-style-name="Table_20_Contents">
      <style:paragraph-properties fo:text-align="center" style:justify-single-word="false"/>
      <style:text-properties fo:font-size="8pt" officeooo:rsid="0013c7fb" officeooo:paragraph-rsid="0015a678" style:font-size-asian="8.39999961853027pt" style:font-size-complex="9.60000038146973pt"/>
    </style:style>
    <style:style style:name="P31" style:family="paragraph" style:parent-style-name="Table_20_Contents">
      <style:paragraph-properties fo:text-align="end" style:justify-single-word="false"/>
      <style:text-properties fo:font-size="8pt" officeooo:rsid="0013c7fb" officeooo:paragraph-rsid="0013c7fb" style:font-size-asian="8.39999961853027pt" style:font-size-complex="9.60000038146973pt"/>
    </style:style>
    <style:style style:name="P32" style:family="paragraph" style:parent-style-name="Table_20_Contents">
      <style:paragraph-properties fo:text-align="center" style:justify-single-word="false"/>
      <style:text-properties fo:font-size="8pt" style:font-size-asian="8.39999961853027pt" style:font-size-complex="9.60000038146973pt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15ded3" officeooo:paragraph-rsid="0015ded3" style:font-size-asian="8.39999961853027pt" style:font-size-complex="9.60000038146973pt"/>
    </style:style>
    <style:style style:name="P34" style:family="paragraph" style:parent-style-name="Table_20_Contents">
      <style:paragraph-properties fo:text-align="end" style:justify-single-word="false"/>
      <style:text-properties fo:font-size="8pt" officeooo:rsid="001c42f9" officeooo:paragraph-rsid="001c42f9" style:font-size-asian="8.39999961853027pt" style:font-size-complex="9.60000038146973pt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01c42f9" style:font-size-asian="8.39999961853027pt" style:font-size-complex="9.60000038146973pt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01c42f9" officeooo:paragraph-rsid="001c42f9" style:font-size-asian="8.39999961853027pt" style:font-size-complex="9.60000038146973pt"/>
    </style:style>
    <style:style style:name="P37" style:family="paragraph" style:parent-style-name="Table_20_Contents">
      <style:text-properties fo:font-size="8pt" fo:font-weight="bold" officeooo:rsid="0013c7fb" officeooo:paragraph-rsid="0013c7fb" style:font-size-asian="8.39999961853027pt" style:font-weight-asian="bold" style:font-size-complex="9.60000038146973pt" style:font-weight-complex="bold"/>
    </style:style>
    <style:style style:name="P38" style:family="paragraph" style:parent-style-name="Table_20_Contents">
      <style:text-properties fo:font-size="6pt" officeooo:rsid="0013c7fb" officeooo:paragraph-rsid="0013c7fb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fo:font-size="6pt" officeooo:rsid="0013c7fb" officeooo:paragraph-rsid="0013c7fb" style:font-size-asian="6pt" style:font-size-complex="6pt"/>
    </style:style>
    <style:style style:name="P40" style:family="paragraph" style:parent-style-name="Table_20_Contents">
      <style:text-properties fo:font-size="6pt" officeooo:rsid="0015a678" officeooo:paragraph-rsid="0015a678" style:font-size-asian="6pt" style:font-size-complex="6pt"/>
    </style:style>
    <style:style style:name="P41" style:family="paragraph" style:parent-style-name="Table_20_Contents">
      <style:text-properties fo:font-size="6pt" officeooo:rsid="0015a678" officeooo:paragraph-rsid="0015a678" style:font-size-asian="6.30000019073486pt" style:font-size-complex="7.19999980926514pt"/>
    </style:style>
    <style:style style:name="P42" style:family="paragraph">
      <style:paragraph-properties fo:text-align="center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size="6pt" style:font-size-asian="6.30000019073486pt" style:font-size-complex="7.19999980926514pt"/>
    </style:style>
    <style:style style:name="T2" style:family="text">
      <style:text-properties fo:padding="0.049cm" fo:border-left="none" fo:border-right="none" fo:border-top="0.06pt solid #000000" fo:border-bottom="none" style:shadow="none"/>
    </style:style>
    <style:style style:name="T3" style:family="text">
      <style:text-properties officeooo:rsid="000fa27b"/>
    </style:style>
    <style:style style:name="T4" style:family="text">
      <style:text-properties style:font-name="Arial1" style:font-name-asian="Arial" style:font-name-complex="Arial"/>
    </style:style>
    <style:style style:name="T5" style:family="text">
      <style:text-properties style:font-name="Arial1" fo:font-size="10pt" style:font-name-asian="Arial" style:font-size-asian="10pt" style:font-name-complex="Arial" style:font-size-complex="10pt"/>
    </style:style>
    <style:style style:name="T6" style:family="text">
      <style:text-properties style:font-name="Arial1" officeooo:rsid="000be111" style:font-size-asian="8pt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1103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277bc" fo:padding="0.049cm" fo:border-left="none" fo:border-right="none" fo:border-top="none" fo:border-bottom="0.06pt solid #000000"/>
    </style:style>
    <style:style style:name="T11" style:family="text">
      <style:text-properties fo:padding="0.049cm" fo:border-left="none" fo:border-right="none" fo:border-top="none" fo:border-bottom="0.06pt solid #000000"/>
    </style:style>
    <style:style style:name="T12" style:family="text">
      <style:text-properties officeooo:rsid="0015a678"/>
    </style:style>
    <style:style style:name="T13" style:family="text">
      <style:text-properties officeooo:rsid="0016353e"/>
    </style:style>
    <style:style style:name="fr1" style:family="graphic" style:parent-style-name="Frame">
      <style:graphic-properties fo:margin-left="0.101cm" fo:margin-right="0.101cm" fo:margin-top="0.101cm" fo:margin-bottom="0.101cm" style:protect="size position" style:wrap="parallel" style:number-wrapped-paragraphs="no-limit" style:vertical-pos="from-top" style:vertical-rel="page" style:horizontal-pos="from-left" style:horizontal-rel="page-start-margin" fo:background-color="transparent" style:background-transparency="100%" draw:fill="solid" fo:padding="0.101cm" fo:border="0.06pt solid #000000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protect="size position" style:wrap="parallel" style:number-wrapped-paragraphs="no-limit" style:vertical-pos="from-top" style:vertical-rel="page" style:horizontal-pos="from-left" style:horizontal-rel="page-start-margin" fo:background-color="transparent" style:background-transparency="100%" draw:fill="solid" fo:padding="0.049cm" fo:border="0.06pt solid #000000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01cm" fo:margin-right="0.101cm" fo:margin-top="0.101cm" fo:margin-bottom="0.101cm" style:protect="size position" style:wrap="parallel" style:number-wrapped-paragraphs="no-limit" style:vertical-pos="from-top" style:vertical-rel="page" style:horizontal-pos="from-left" style:horizontal-rel="page-start-margin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fo:margin-left="0.101cm" fo:margin-right="0.101cm" fo:margin-top="0.101cm" fo:margin-bottom="0.101cm" style:protect="size position" style:wrap="parallel" style:number-wrapped-paragraphs="no-limit" style:vertical-pos="from-top" style:vertical-rel="page" style:horizontal-pos="from-left" style:horizontal-rel="page-start-margin" fo:background-color="#cccccc" style:background-transparency="0%" draw:fill="solid" fo:padding="0.101cm" fo:border="0.06pt solid #000000" style:shadow="none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101cm" fo:margin-right="0.101cm" fo:margin-top="0.101cm" fo:margin-bottom="0.101cm" style:protect="size position" style:wrap="parallel" style:number-wrapped-paragraphs="no-limit" style:vertical-pos="from-top" style:vertical-rel="page" style:horizontal-pos="from-left" style:horizontal-rel="page-start-margin" fo:background-color="transparent" style:background-transparency="100%" draw:fill="solid" fo:padding="0.101cm" fo:border-left="0.06pt solid #000000" fo:border-right="none" fo:border-top="0.06pt solid #000000" fo:border-bottom="none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.101cm" fo:margin-right="0.101cm" fo:margin-top="0.101cm" fo:margin-bottom="0.101cm" style:protect="size position" style:wrap="parallel" style:number-wrapped-paragraphs="no-limit" style:vertical-pos="from-top" style:vertical-rel="page" style:horizontal-pos="from-left" style:horizontal-rel="page-start-margin" fo:background-color="transparent" style:background-transparency="100%" draw:fill="solid" fo:padding="0.101cm" fo:border-left="0.06pt solid #000000" fo:border-right="0.06pt solid #000000" fo:border-top="0.06pt solid #000000" fo:border-bottom="none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fo:margin-left="0.101cm" fo:margin-right="0.101cm" fo:margin-top="0.101cm" fo:margin-bottom="0.101cm" style:protect="size position" style:wrap="parallel" style:number-wrapped-paragraphs="no-limit" style:vertical-pos="from-top" style:vertical-rel="page" style:horizontal-pos="from-left" style:horizontal-rel="page-start-margin" fo:background-color="transparent" style:background-transparency="100%" draw:fill="solid" fo:padding-left="0.101cm" fo:padding-right="0.101cm" fo:padding-top="0.199cm" fo:padding-bottom="0.101cm" fo:border="0.06pt solid #000000" style:shadow="none" draw:shadow-opacity="100%">
        <style:background-image/>
        <style:columns fo:column-count="1" fo:column-gap="0cm"/>
      </style:graphic-properties>
    </style:style>
    <style:style style:name="fr8" style:family="graphic" style:parent-style-name="Frame">
      <style:graphic-properties fo:margin-left="0.101cm" fo:margin-right="0.101cm" fo:margin-top="0.101cm" fo:margin-bottom="0.101cm" style:protect="none" style:wrap="parallel" style:number-wrapped-paragraphs="no-limit" style:vertical-pos="middle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ge" style:horizontal-pos="inside" style:horizontal-rel="page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protect="position size" style:run-through="foreground" style:wrap="run-through" style:number-wrapped-paragraphs="no-limit" style:vertical-pos="from-top" style:vertical-rel="page" style:horizontal-pos="inside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Markierfeld 1" form:control-implementation="ooo:com.sun.star.form.component.CheckBox" xml:id="control1" form:id="control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" form:id="control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" form:id="control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" form:id="control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" form:id="control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" form:id="control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" form:id="control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" form:id="control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eschäftsnummer des Amtsgerichts" text:anchor-type="page" text:anchor-page-number="1" svg:x="14cm" svg:y="3.5cm" svg:width="5.5cm" svg:height="1.499cm" draw:z-index="0">
        <draw:text-box>
          <text:p text:style-name="P22">{{DRITTE_AKTE_ZEICHEN}}</text:p>
          <text:p text:style-name="P25"/>
          <text:p text:style-name="P1"><text:span text:style-name="T2">Geschäftsnummer des Amtsgerichts <text:s text:c="8"/><text:line-break/></text:span><text:span text:style-name="T1">(Berechtigungsschein)</text:span></text:p>
        </draw:text-box>
      </draw:frame>
      <draw:frame draw:style-name="fr2" draw:name="Rahmen2" text:anchor-type="page" text:anchor-page-number="1" svg:x="3cm" svg:y="5.5cm" svg:width="7.5cm" svg:height="3cm" draw:z-index="1">
        <draw:text-box>
          <text:p text:style-name="P9">{{PROFIL_FIRMA}} <text:span text:style-name="T6">•</text:span> {{PROFIL_STRASSE}} <text:span text:style-name="T6">•</text:span> {{PROFIL_PLZ}} {{PROFIL_ORT}}</text:p>
          <text:p text:style-name="P3"/>
          <text:p text:style-name="P10">VORAB PER FAX: {{DRITTE_FAX}}</text:p>
          <text:p text:style-name="P24">{{DRITTE_FIRMA}}</text:p>
          <text:p text:style-name="P23">{{DRITTE_STRASSE}}</text:p>
          <text:p text:style-name="P23">{{DRITTE_PLZ}} {{DRITTE_ORT}}</text:p>
        </draw:text-box>
      </draw:frame>
      <draw:frame draw:style-name="fr3" draw:name="Rahmen3" text:anchor-type="page" text:anchor-page-number="1" svg:x="3cm" svg:y="8.999cm" svg:width="16.499cm" svg:height="2cm" draw:z-index="2">
        <draw:text-box>
          <text:p text:style-name="P12"/>
        </draw:text-box>
      </draw:frame>
      <draw:frame draw:style-name="fr4" draw:name="Rahmen1" text:anchor-type="page" text:anchor-page-number="1" svg:x="14cm" svg:y="6.5cm" svg:width="5.5cm" svg:height="1.499cm" draw:z-index="3">
        <draw:text-box>
          <text:p text:style-name="P16"/>
          <text:p text:style-name="P16"/>
          <text:p text:style-name="P25"/>
          <text:p text:style-name="P2">Eingangsstempel des Amtsgerichts <text:s text:c="10"/></text:p>
        </draw:text-box>
      </draw:frame>
      <draw:frame draw:style-name="fr5" draw:name="Rahmen5" text:anchor-type="page" text:anchor-page-number="1" svg:x="3cm" svg:y="8.999cm" svg:width="11cm" svg:height="1cm" draw:z-index="4">
        <draw:text-box>
          <text:p text:style-name="P13">Ich habe Beratungshilfe gewährt:</text:p>
          <text:p text:style-name="P19">{{MANDANT_ANREDE}} {{MANDANT_VORNAME}} {{MANDANT_NAME}}</text:p>
        </draw:text-box>
      </draw:frame>
      <draw:frame draw:style-name="fr6" draw:name="Rahmen6" text:anchor-type="page" text:anchor-page-number="1" svg:x="14cm" svg:y="8.999cm" svg:width="5.5cm" svg:height="1cm" draw:z-index="5">
        <draw:text-box>
          <text:p text:style-name="P13">In der Zeit vom / am:</text:p>
          <text:p text:style-name="P20">{{KURZDATUM}}</text:p>
        </draw:text-box>
      </draw:frame>
      <draw:frame draw:style-name="fr1" draw:name="Rahmen7" text:anchor-type="page" text:anchor-page-number="1" svg:x="3cm" svg:y="9.999cm" svg:width="16.499cm" svg:height="1cm" draw:z-index="6">
        <draw:text-box>
          <text:p text:style-name="P13"><text:span text:style-name="T3">Anschrift</text:span>:</text:p>
          <text:p text:style-name="P19">{{MANDANT_<text:span text:style-name="T3">STRASSE</text:span>}}, {{MANDANT_<text:span text:style-name="T3">PLZ</text:span>}} {{MANDANT_<text:span text:style-name="T3">ORT</text:span>}}, <text:span text:style-name="T3">{{MANDANT_LAND}}</text:span></text:p>
        </draw:text-box>
      </draw:frame>
      <draw:frame draw:style-name="fr7" draw:name="Rahmen8" text:anchor-type="page" text:anchor-page-number="1" svg:x="3cm" svg:y="11.501cm" svg:width="16.499cm" svg:height="4.001cm" draw:z-index="7">
        <draw:text-box>
          <text:p text:style-name="P6"><text:span text:style-name="T5"><draw:control text:anchor-type="as-char" draw:z-index="15" draw:style-name="gr3" draw:text-style-name="P43" svg:width="0.361cm" svg:height="0.444cm" draw:control="control1"/></text:span>Der Berechtigungsschein im Original liegt bei. <text:span text:style-name="T7">oder</text:span> <text:span text:style-name="T5"><draw:control text:anchor-type="as-char" draw:z-index="16" draw:style-name="gr3" draw:text-style-name="P43" svg:width="0.361cm" svg:height="0.444cm" draw:control="control2"/></text:span>Der Antrag auf nachträgliche Bewilligung der Beratungshilfe ist beigefügt.</text:p>
          <text:p text:style-name="P26">Über die in Nr. 2500 VV RVG bestimmte Gebühr hinaus habe ich Zahlungen von einem Dritten</text:p>
          <text:p text:style-name="P6"><text:span text:style-name="T5"><draw:control text:anchor-type="as-char" draw:z-index="17" draw:style-name="gr3" draw:text-style-name="P43" svg:width="0.361cm" svg:height="0.444cm" draw:control="control3"/></text:span><text:span text:style-name="T4">nicht erhalten.<text:tab/></text:span><text:span text:style-name="T5"><draw:control text:anchor-type="as-char" draw:z-index="18" draw:style-name="gr3" draw:text-style-name="P43" svg:width="0.361cm" svg:height="0.444cm" draw:control="control4"/></text:span><text:span text:style-name="T4">in Höhe von ___________ EUR erhalten.</text:span></text:p>
          <text:p text:style-name="P4">Ist der Gegner verpflichtet, die Kosten zu erstatten (§ 9 BerHG i.V.m. § 59 Abs. 1, 3 RVG)?</text:p>
          <text:p text:style-name="P6"><text:span text:style-name="T5"><draw:control text:anchor-type="as-char" draw:z-index="19" draw:style-name="gr3" draw:text-style-name="P43" svg:width="0.361cm" svg:height="0.444cm" draw:control="control5"/></text:span>Nein.<text:tab/><text:tab/><text:span text:style-name="T5"><draw:control text:anchor-type="as-char" draw:z-index="20" draw:style-name="gr3" draw:text-style-name="P43" svg:width="0.361cm" svg:height="0.444cm" draw:control="control6"/></text:span>Ja; Name und Anschrift sowie die Begründung der Erstattungspflicht ergeben sich aus der Anlage.</text:p>
          <text:p text:style-name="P7">Ist die Beratung oder Vertretung in ein gerichtliches Verfahren / (weiteres) Verwaltungsverfahren in diesem Mandat übergegangen (Abs. 2 der Anmerkungen zu den Nummern 2501 oder 2503 RVG)?</text:p>
          <text:p text:style-name="P6"><text:span text:style-name="T5"><draw:control text:anchor-type="as-char" draw:z-index="21" draw:style-name="gr3" draw:text-style-name="P43" svg:width="0.361cm" svg:height="0.444cm" draw:control="control7"/></text:span>Nein.<text:tab/><text:tab/><text:span text:style-name="T5"><draw:control text:anchor-type="as-char" draw:z-index="22" draw:style-name="gr3" draw:text-style-name="P43" svg:width="0.361cm" svg:height="0.444cm" draw:control="control8"/></text:span>Ja; <text:span text:style-name="T8">und zwar bei (Gericht, Behörde, Az.):_____________________________________________________</text:span></text:p>
        </draw:text-box>
      </draw:frame>
      <draw:frame draw:style-name="fr1" draw:name="Rahmen9" text:anchor-type="page" text:anchor-page-number="1" svg:x="3cm" svg:y="16cm" svg:width="16.499cm" svg:height="2cm" draw:z-index="8">
        <draw:text-box>
          <text:p text:style-name="P7">Ich beantrage, nachstehend berechnete Gebühren und Auslagen, deren Entstehung ich versichere, festzusetzen und auszuzahlen durch Überweisung auf das Konto IBAN-Nr.:<text:span text:style-name="T9"> {{PROFIL_KONTONR}}</text:span></text:p>
          <text:p text:style-name="P8">BIC:<text:span text:style-name="T9"> {{PROFIL_BLZ}}</text:span> zum Geschäftszeichen:<text:span text:style-name="T9"> {{AKTE_ZEICHEN}}</text:span></text:p>
          <text:p text:style-name="P27"/>
          <text:p text:style-name="P21"><text:span text:style-name="T11">{{PR</text:span><text:span text:style-name="T10">O</text:span><text:span text:style-name="T11">FIL_ORT}}, den {{KURZDATUM}}</text:span><text:span text:style-name="T10"><text:tab/></text:span><text:tab/><text:tab/><text:tab/><text:span text:style-name="T11"> <text:s text:c="63"/></text:span></text:p>
          <text:p text:style-name="P14">Ort, Datum<text:tab/><text:tab/><text:tab/><text:tab/><text:tab/><text:tab/><text:tab/><text:tab/><text:span text:style-name="T13">Unterschrift </text:span>Rechtsanwalt / Rechtsanwältin</text:p>
        </draw:text-box>
      </draw:frame>
      <draw:frame draw:style-name="fr3" draw:name="Rahmen10" text:anchor-type="page" text:anchor-page-number="1" svg:x="3cm" svg:y="18.701cm" svg:width="16.499cm" svg:height="9.2cm" draw:z-index="9">
        <draw:text-box>
          <table:table table:name="Tabelle1" table:style-name="Tabelle1">
            <table:table-column table:style-name="Tabelle1.A"/>
            <table:table-column table:style-name="Tabelle1.B"/>
            <table:table-column table:style-name="Tabelle1.C"/>
            <table:table-column table:style-name="Tabelle1.D"/>
            <table:table-row>
              <table:table-cell table:style-name="Tabelle1.A1" table:number-columns-spanned="3" office:value-type="string">
                <text:p text:style-name="P37">Kostenberechnung nach RVG</text:p>
              </table:table-cell>
              <table:covered-table-cell/>
              <table:covered-table-cell/>
              <table:table-cell table:style-name="Tabelle1.D1" office:value-type="string">
                <text:p text:style-name="P39">Diese Zeile bitte nicht ausfüllen</text:p>
              </table:table-cell>
            </table:table-row>
            <table:table-row>
              <table:table-cell table:style-name="Tabelle1.A2" office:value-type="string">
                <text:p text:style-name="P29">Bezeichnung</text:p>
              </table:table-cell>
              <table:table-cell table:style-name="Tabelle1.B2" office:value-type="string">
                <text:p text:style-name="P29">Vergütungsverzeichnis (Nummern)</text:p>
              </table:table-cell>
              <table:table-cell table:style-name="Tabelle1.C2" office:value-type="string">
                <text:p text:style-name="P30">Betrag</text:p>
                <text:p text:style-name="P30"><text:span text:style-name="T12">in </text:span>EUR</text:p>
              </table:table-cell>
              <table:table-cell table:style-name="Tabelle1.D2" office:value-type="string">
                <text:p text:style-name="P29">Festzusetzen auf EUR</text:p>
              </table:table-cell>
            </table:table-row>
            <table:table-row>
              <table:table-cell table:style-name="Tabelle1.A4" table:number-rows-spanned="2" office:value-type="string">
                <text:p text:style-name="P38">Beratungsgebühr</text:p>
              </table:table-cell>
              <table:table-cell table:style-name="Tabelle1.B2" office:value-type="string">
                <text:p text:style-name="P29">2501</text:p>
              </table:table-cell>
              <table:table-cell table:style-name="Tabelle1.C3">
                <text:p text:style-name="P33"/>
              </table:table-cell>
              <table:table-cell table:style-name="Tabelle1.D3" office:value-type="string">
                <text:p text:style-name="P32"/>
              </table:table-cell>
            </table:table-row>
            <table:table-row>
              <table:covered-table-cell/>
              <table:table-cell table:style-name="Tabelle1.B2" office:value-type="string">
                <text:p text:style-name="P29">2502</text:p>
              </table:table-cell>
              <table:table-cell table:style-name="Tabelle1.C4">
                <text:p text:style-name="P32"/>
              </table:table-cell>
              <table:table-cell table:style-name="Tabelle1.D4" office:value-type="string">
                <text:p text:style-name="P32"/>
              </table:table-cell>
            </table:table-row>
            <table:table-row>
              <table:table-cell table:style-name="Tabelle1.A6" table:number-rows-spanned="2" office:value-type="string">
                <text:p text:style-name="P38">Geschäftsgebühr:</text:p>
                <text:p text:style-name="P38">Meine Tätigkeit bestand in (ggf. Beiblatt verwenden):</text:p>
                <text:p text:style-name="P38"/>
              </table:table-cell>
              <table:table-cell table:style-name="Tabelle1.B2" office:value-type="string">
                <text:p text:style-name="P29">2503</text:p>
              </table:table-cell>
              <table:table-cell table:style-name="Tabelle1.C5">
                <text:p text:style-name="P36"/>
              </table:table-cell>
              <table:table-cell table:style-name="Tabelle1.D5" office:value-type="string">
                <text:p text:style-name="P32"/>
              </table:table-cell>
            </table:table-row>
            <table:table-row>
              <table:covered-table-cell/>
              <table:table-cell table:style-name="Tabelle1.B2" office:value-type="string">
                <text:p text:style-name="P32"/>
              </table:table-cell>
              <table:table-cell table:style-name="Tabelle1.C6">
                <text:p text:style-name="P32"/>
              </table:table-cell>
              <table:table-cell table:style-name="Tabelle1.D6" office:value-type="string">
                <text:p text:style-name="P32"/>
              </table:table-cell>
            </table:table-row>
            <table:table-row>
              <table:table-cell table:style-name="Tabelle1.A13" office:value-type="string">
                <text:p text:style-name="P38">Einigungs- und Erledigungsgebühr</text:p>
                <text:p text:style-name="P38">Inhalt bzw. Darstellung der Erledigung ergeben sich aus der Anlage</text:p>
              </table:table-cell>
              <table:table-cell table:style-name="Tabelle1.B2" office:value-type="string">
                <text:p text:style-name="P29">2508</text:p>
              </table:table-cell>
              <table:table-cell table:style-name="Tabelle1.C7">
                <text:p text:style-name="P32"/>
              </table:table-cell>
              <table:table-cell table:style-name="Tabelle1.D7" office:value-type="string">
                <text:p text:style-name="P32"/>
              </table:table-cell>
            </table:table-row>
            <table:table-row>
              <table:table-cell table:style-name="Tabelle1.A9" table:number-rows-spanned="2" office:value-type="string">
                <text:p text:style-name="P41">Entgelte für Post- und Telekommunikationsdienstleistungen</text:p>
              </table:table-cell>
              <table:table-cell table:style-name="Tabelle1.B2" office:value-type="string">
                <text:p text:style-name="P39">Einzelberechnung nach 7001</text:p>
              </table:table-cell>
              <table:table-cell table:style-name="Tabelle1.C8">
                <text:p text:style-name="P32"/>
              </table:table-cell>
              <table:table-cell table:style-name="Tabelle1.D8" office:value-type="string">
                <text:p text:style-name="P32"/>
              </table:table-cell>
            </table:table-row>
            <table:table-row>
              <table:covered-table-cell/>
              <table:table-cell table:style-name="Tabelle1.B2" office:value-type="string">
                <text:p text:style-name="P29">Pauschale 7002</text:p>
              </table:table-cell>
              <table:table-cell table:style-name="Tabelle1.C9">
                <text:p text:style-name="P32"/>
              </table:table-cell>
              <table:table-cell table:style-name="Tabelle1.D9" office:value-type="string">
                <text:p text:style-name="P32"/>
              </table:table-cell>
            </table:table-row>
            <table:table-row>
              <table:table-cell table:style-name="Tabelle1.A13" office:value-type="string">
                <text:p text:style-name="P40">Dokumentenpauschale (Seiten je 0,50 EUR, Seiten je 0,15 EUR)</text:p>
              </table:table-cell>
              <table:table-cell table:style-name="Tabelle1.B2" office:value-type="string">
                <text:p text:style-name="P29">7000</text:p>
              </table:table-cell>
              <table:table-cell table:style-name="Tabelle1.C10">
                <text:p text:style-name="P36"/>
              </table:table-cell>
              <table:table-cell table:style-name="Tabelle1.D10" office:value-type="string">
                <text:p text:style-name="P32"/>
              </table:table-cell>
            </table:table-row>
            <table:table-row>
              <table:table-cell table:style-name="Tabelle1.A13" office:value-type="string">
                <text:p text:style-name="P28"/>
              </table:table-cell>
              <table:table-cell table:style-name="Tabelle1.B2" office:value-type="string">
                <text:p text:style-name="P32"/>
              </table:table-cell>
              <table:table-cell table:style-name="Tabelle1.C11">
                <text:p text:style-name="P32"/>
              </table:table-cell>
              <table:table-cell table:style-name="Tabelle1.D11" office:value-type="string">
                <text:p text:style-name="P32"/>
              </table:table-cell>
            </table:table-row>
            <table:table-row>
              <table:table-cell table:style-name="Tabelle1.A12" table:number-columns-spanned="2" office:value-type="string">
                <text:p text:style-name="P31"><text:span text:style-name="T12">Zwischens</text:span>umme</text:p>
              </table:table-cell>
              <table:covered-table-cell/>
              <table:table-cell table:style-name="Tabelle1.C12" table:formula="ooow:sum&lt;C3:C11&gt;" office:value-type="float" office:value="0">
                <text:p text:style-name="P32">0,00</text:p>
              </table:table-cell>
              <table:table-cell table:style-name="Tabelle1.D12" office:value-type="string">
                <text:p text:style-name="P32"/>
              </table:table-cell>
            </table:table-row>
            <table:table-row>
              <table:table-cell table:style-name="Tabelle1.A13" office:value-type="string">
                <text:p text:style-name="P38">Umsatzsteuer auf Vergütung</text:p>
              </table:table-cell>
              <table:table-cell table:style-name="Tabelle1.B2" office:value-type="string">
                <text:p text:style-name="P29">7008</text:p>
              </table:table-cell>
              <table:table-cell table:style-name="Tabelle1.C13" table:formula="ooow:&lt;B12&gt;/100*19" office:value-type="float" office:value="0">
                <text:p text:style-name="P35">0,00</text:p>
              </table:table-cell>
              <table:table-cell table:style-name="Tabelle1.D13" office:value-type="string">
                <text:p text:style-name="P32"/>
              </table:table-cell>
            </table:table-row>
            <table:table-row>
              <table:table-cell table:style-name="Tabelle1.A14" table:number-columns-spanned="2" office:value-type="string">
                <text:p text:style-name="P31"><text:span text:style-name="T12">Zwischens</text:span>umme</text:p>
              </table:table-cell>
              <table:covered-table-cell/>
              <table:table-cell table:style-name="Tabelle1.C14" table:formula="ooow:sum&lt;B12:C13&gt;" office:value-type="float" office:value="0">
                <text:p text:style-name="P32">0,00</text:p>
              </table:table-cell>
              <table:table-cell table:style-name="Tabelle1.D14" office:value-type="string">
                <text:p text:style-name="P32"/>
              </table:table-cell>
            </table:table-row>
            <table:table-row>
              <table:table-cell table:style-name="Tabelle1.A15" table:number-columns-spanned="2" office:value-type="string">
                <text:p text:style-name="P38">Abzüglich Zahlungen gem. § 9 BerHG i.V.m. § 58 Abs. 1 RVG; §§ 55 Abs. 5 S. 3 RVG</text:p>
              </table:table-cell>
              <table:covered-table-cell/>
              <table:table-cell table:style-name="Tabelle1.C15">
                <text:p text:style-name="P32"/>
              </table:table-cell>
              <table:table-cell table:style-name="Tabelle1.D15" office:value-type="string">
                <text:p text:style-name="P32"/>
              </table:table-cell>
            </table:table-row>
            <table:table-row>
              <table:table-cell table:style-name="Tabelle1.A16" table:number-columns-spanned="2" office:value-type="string">
                <text:p text:style-name="P34">zu zahlender Betrag</text:p>
              </table:table-cell>
              <table:covered-table-cell/>
              <table:table-cell table:style-name="Tabelle1.C16" table:formula="ooow:&lt;B14&gt;-&lt;B15&gt;" office:value-type="float" office:value="0">
                <text:p text:style-name="P35">0,00</text:p>
              </table:table-cell>
              <table:table-cell table:style-name="Tabelle1.D16" office:value-type="string">
                <text:p text:style-name="P32"/>
              </table:table-cell>
            </table:table-row>
          </table:table>
          <text:p text:style-name="P5"/>
        </draw:text-box>
      </draw:frame>
      <draw:frame draw:style-name="fr3" draw:name="Rahmen4" text:anchor-type="page" text:anchor-page-number="1" svg:x="3cm" svg:y="3.5cm" svg:width="7.5cm" svg:height="1.799cm" draw:z-index="10">
        <draw:text-box>
          <text:p text:style-name="P11">Antragssteller/in</text:p>
          <text:p text:style-name="P18">{{PROFIL_FIRMA}}</text:p>
          <text:p text:style-name="P17">{{PROFIL_STRASSE}}</text:p>
          <text:p text:style-name="P17">{{PROFIL_PLZ}} {{PROFIL_ORT}}</text:p>
        </draw:text-box>
      </draw:frame>
      <draw:frame draw:style-name="fr8" draw:name="Rahmen11" text:anchor-type="page" text:anchor-page-number="1" svg:x="1cm" svg:width="1.499cm" svg:height="7.5cm" draw:z-index="11">
        <draw:text-box>
          <text:p text:style-name="P15"/>
          <text:p text:style-name="P15">Formular für j-lawyer – j-lawyer.org – Liquidation Beratungshilfe für RA <text:s text:c="3"/></text:p>
        </draw:text-box>
      </draw:frame>
      <draw:line text:anchor-type="page" text:anchor-page-number="1" draw:z-index="12" draw:name="Form2" draw:style-name="gr1" draw:text-style-name="P42" svg:x1="0cm" svg:y1="9.901cm" svg:x2="0.6cm" svg:y2="9.901cm">
        <text:p/>
      </draw:line>
      <draw:line text:anchor-type="page" text:anchor-page-number="1" draw:z-index="13" draw:name="Form2" draw:style-name="gr2" draw:text-style-name="P42" svg:x1="0cm" svg:y1="14.85cm" svg:x2="0.6cm" svg:y2="14.85cm">
        <text:p/>
      </draw:line>
      <draw:line text:anchor-type="page" text:anchor-page-number="1" draw:z-index="14" draw:name="Form2" draw:style-name="gr1" draw:text-style-name="P42" svg:x1="0cm" svg:y1="19.8cm" svg:x2="0.6cm" svg:y2="19.8cm">
        <text:p/>
      </draw:lin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cm" fo:margin-left="3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2:00:39.962279380</meta:creation-date>
    <meta:editing-duration>PT1H1M56S</meta:editing-duration>
    <meta:editing-cycles>12</meta:editing-cycles>
    <meta:generator>LibreOffice/4.2.8.2$MacOSX_X86_64 LibreOffice_project/48d50dbfc06349262c9d50868e5c1f630a573ebd</meta:generator>
    <dc:date>2019-12-23T08:13:20.659802700</dc:date>
    <meta:document-statistic meta:table-count="1" meta:image-count="0" meta:object-count="0" meta:page-count="1" meta:paragraph-count="61" meta:word-count="292" meta:character-count="2459" meta:non-whitespace-character-count="2125"/>
  </office:meta>
</office:document-meta>
</file>